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:frac=2" svg:font-family="'Noto Sans:frac=2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6dd6"/>
    </style:style>
    <style:style style:name="P2" style:family="paragraph" style:parent-style-name="Text_20_body">
      <style:text-properties officeooo:rsid="0011ce65" officeooo:paragraph-rsid="0011ce65"/>
    </style:style>
    <style:style style:name="P3" style:family="paragraph" style:parent-style-name="Text_20_body">
      <style:text-properties officeooo:paragraph-rsid="0011ce65"/>
    </style:style>
    <style:style style:name="P4" style:family="paragraph" style:parent-style-name="Text_20_body">
      <style:text-properties officeooo:paragraph-rsid="0011ce65"/>
    </style:style>
    <style:style style:name="P5" style:family="paragraph" style:parent-style-name="Heading_20_1">
      <style:text-properties officeooo:rsid="00116dd6" officeooo:paragraph-rsid="00116dd6"/>
    </style:style>
    <style:style style:name="P6" style:family="paragraph" style:parent-style-name="Heading_20_2">
      <style:text-properties officeooo:rsid="0011ce65" officeooo:paragraph-rsid="0011ce65"/>
    </style:style>
    <style:style style:name="P7" style:family="paragraph" style:parent-style-name="Heading_20_2">
      <style:text-properties style:font-name="Liberation Sans" fo:font-size="16.1000003814697pt" fo:font-weight="bold" officeooo:rsid="0011ce65" officeooo:paragraph-rsid="0011ce65" style:font-name-asian="Noto Sans CJK SC" style:font-size-asian="16.1000003814697pt" style:font-weight-asian="bold" style:font-name-complex="Noto Sans CJK SC" style:font-size-complex="16.1000003814697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a877"/>
    </style:style>
    <style:style style:name="T3" style:family="text">
      <style:text-properties officeooo:rsid="0011ce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BruteCrack</text:h>
      <text:p text:style-name="P1"/>
      <text:h text:style-name="P6" text:outline-level="2">What?</text:h>
      <text:p text:style-name="P3"/>
      <text:p text:style-name="P2">BruteCrack should generate a list of possible passwords in the criteria specified by the user.</text:p>
      <text:p text:style-name="P2"/>
      <text:h text:style-name="P7" text:outline-level="2">What to pay lots of attention for?</text:h>
      <text:p text:style-name="P3"/>
      <text:p text:style-name="P2">This should <text:span text:style-name="T1">ONLY BE USED FOR EXPLOIT DETECTION</text:span>!!! I’m not responsible for any (accidental) damages while using this program <text:span text:style-name="T2">and there are absolutely no warranty. (Wait, isn’t that the hint from GNU when you start up Linux?)</text:span></text:p>
      <text:p text:style-name="P2"/>
      <text:h text:style-name="P6" text:outline-level="2">How does it work?</text:h>
      <text:p text:style-name="P3"/>
      <text:p text:style-name="P3"><text:span text:style-name="T3">It uses an recursion and a char_list, which contains possible password characters. </text:span><text:span text:style-name="T2">But it’s open-source anyways, go explore my code! :-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:frac=2" svg:font-family="'Noto Sans:frac=2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Noto Sans:frac=2" fo:font-family="'Noto Sans:frac=2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8:33:06.967682379</meta:creation-date>
    <dc:date>2021-12-06T13:57:13.439665704</dc:date>
    <meta:editing-duration>PT26M47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7" meta:word-count="86" meta:character-count="519" meta:non-whitespace-character-count="440"/>
  </office:meta>
</office:document-meta>
</file>